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P28" style:family="paragraph" style:parent-style-name="Table_20_Contents">
      <style:text-properties officeooo:rsid="00216283" officeooo:paragraph-rsid="00216283"/>
    </style:style>
    <style:style style:name="P29" style:family="paragraph" style:parent-style-name="Table_20_Contents">
      <style:text-properties officeooo:rsid="00216283" officeooo:paragraph-rsid="0022956d"/>
    </style:style>
    <style:style style:name="P30" style:family="paragraph" style:parent-style-name="Table_20_Contents">
      <style:text-properties officeooo:rsid="0022956d" officeooo:paragraph-rsid="0022956d"/>
    </style:style>
    <style:style style:name="P31" style:family="paragraph" style:parent-style-name="Table_20_Contents">
      <style:text-properties fo:font-weight="bold" officeooo:rsid="0023bf09" officeooo:paragraph-rsid="0023bf09" style:font-weight-asian="bold" style:font-weight-complex="bold"/>
    </style:style>
    <style:style style:name="P32" style:family="paragraph" style:parent-style-name="Table_20_Contents">
      <style:text-properties officeooo:rsid="0023f0c8" officeooo:paragraph-rsid="0023f0c8"/>
    </style:style>
    <style:style style:name="P33" style:family="paragraph" style:parent-style-name="Table_20_Contents">
      <style:text-properties fo:font-weight="normal" officeooo:rsid="0028b787" officeooo:paragraph-rsid="0028b787" style:font-weight-asian="normal" style:font-weight-complex="normal"/>
    </style:style>
    <style:style style:name="P34" style:family="paragraph" style:parent-style-name="Table_20_Contents">
      <style:text-properties fo:font-weight="normal" officeooo:rsid="002a082b" officeooo:paragraph-rsid="002a082b" style:font-weight-asian="normal" style:font-weight-complex="normal"/>
    </style:style>
    <style:style style:name="P35" style:family="paragraph" style:parent-style-name="Table_20_Contents">
      <style:text-properties officeooo:rsid="002918f6" officeooo:paragraph-rsid="002918f6"/>
    </style:style>
    <style:style style:name="P36" style:family="paragraph" style:parent-style-name="Table_20_Contents">
      <style:text-properties fo:font-weight="normal" officeooo:rsid="002a082b" officeooo:paragraph-rsid="002a082b" style:font-weight-asian="normal" style:font-weight-complex="normal"/>
    </style:style>
    <style:style style:name="P37" style:family="paragraph" style:parent-style-name="Table_20_Contents">
      <style:text-properties officeooo:rsid="002918f6" officeooo:paragraph-rsid="002918f6"/>
    </style:style>
    <style:style style:name="P38" style:family="paragraph" style:parent-style-name="Table_20_Contents">
      <style:text-properties officeooo:rsid="002b444e" officeooo:paragraph-rsid="002b444e"/>
    </style:style>
    <style:style style:name="P39" style:family="paragraph" style:parent-style-name="Table_20_Contents">
      <style:text-properties officeooo:rsid="002f1e2c" officeooo:paragraph-rsid="002f1e2c"/>
    </style:style>
    <style:style style:name="P40" style:family="paragraph" style:parent-style-name="Table_20_Contents">
      <style:text-properties officeooo:rsid="00300b58" officeooo:paragraph-rsid="00300b58"/>
    </style:style>
    <style:style style:name="P41" style:family="paragraph" style:parent-style-name="Table_20_Contents">
      <style:text-properties officeooo:rsid="00326fa5" officeooo:paragraph-rsid="00326fa5"/>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022956d" style:font-weight-asian="bold" style:font-weight-complex="bold"/>
    </style:style>
    <style:style style:name="T6" style:family="text">
      <style:text-properties fo:background-color="#ffff00" loext:char-shading-value="0"/>
    </style:style>
    <style:style style:name="T7" style:family="text">
      <style:text-properties officeooo:rsid="001db728" fo:background-color="#ffff00" loext:char-shading-value="0"/>
    </style:style>
    <style:style style:name="T8" style:family="text">
      <style:text-properties officeooo:rsid="000e7ea8"/>
    </style:style>
    <style:style style:name="T9" style:family="text">
      <style:text-properties style:text-position="super 58%" officeooo:rsid="000e7ea8"/>
    </style:style>
    <style:style style:name="T10" style:family="text">
      <style:text-properties officeooo:rsid="00151195"/>
    </style:style>
    <style:style style:name="T11" style:family="text">
      <style:text-properties officeooo:rsid="00171321"/>
    </style:style>
    <style:style style:name="T12" style:family="text">
      <style:text-properties officeooo:rsid="0019d512"/>
    </style:style>
    <style:style style:name="T13" style:family="text">
      <style:text-properties fo:font-weight="bold" style:font-weight-asian="bold" style:font-weight-complex="bold"/>
    </style:style>
    <style:style style:name="T14" style:family="text">
      <style:text-properties fo:font-weight="bold" officeooo:rsid="001db728" style:font-weight-asian="bold" style:font-weight-complex="bold"/>
    </style:style>
    <style:style style:name="T15" style:family="text">
      <style:text-properties fo:font-weight="bold" officeooo:rsid="0022956d" style:font-weight-asian="bold" style:font-weight-complex="bold"/>
    </style:style>
    <style:style style:name="T16" style:family="text">
      <style:text-properties officeooo:rsid="001db728"/>
    </style:style>
    <style:style style:name="T17" style:family="text">
      <style:text-properties officeooo:rsid="002090ba"/>
    </style:style>
    <style:style style:name="T18" style:family="text">
      <style:text-properties officeooo:rsid="0022956d"/>
    </style:style>
    <style:style style:name="T19" style:family="text">
      <style:text-properties fo:font-weight="normal" style:font-weight-asian="normal" style:font-weight-complex="normal"/>
    </style:style>
    <style:style style:name="T20" style:family="text">
      <style:text-properties fo:font-weight="normal" officeooo:rsid="0022956d" style:font-weight-asian="normal" style:font-weight-complex="normal"/>
    </style:style>
    <style:style style:name="T21" style:family="text">
      <style:text-properties officeooo:rsid="002d3c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7">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 Kundolini (Awakening/Yoga)</text:span></text:p>
          </table:table-cell>
        </table:table-row>
      </table:table>
      <table:table table:name="Table2" table:style-name="Table2">
        <table:table-column table:style-name="Table2.A"/>
        <table:table-column table:style-name="Table2.B"/>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table-column table:style-name="Table3.B"/>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text:soft-page-break/>at the level of the authentic self.</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6">#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6">(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8">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8">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8">Son of God” - movie – 13 disciples. The 13</text:span><text:span text:style-name="T9">th</text:span><text:span text:style-name="T8">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text:soft-page-break/>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10">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1">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2">link</text:span></text:a><text:span text:style-name="T12">”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text:soft-page-break/>us also lay aside every encumbrance and the sin which so easily entangles us, and let us run with 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table-column table:style-name="Table6.B"/>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6">changed</text:span> the <text:span text:style-name="T6">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7">Bob DeWaay</text:span><text:span text:style-name="T16"> Youtube – </text:span><text:span text:style-name="T14">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6">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3">10</text:span> - And with all deceivableness of unrighteousness in them that perish; because they received not the love of the <text:span text:style-name="T6">truth</text:span>, that they might be saved. <text:span text:style-name="T13">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ext:soft-page-break/>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8">Instead the typical <text:a xlink:type="simple" xlink:href="http://www.crosswalk.com/faith/spiritual-life/what-is-new-age-religion-and-why-cant-christians-get-on-board-11573681.html">New Ager believes</text:a>: </text:p>
            <text:p text:style-name="P28"/>
            <text:p text:style-name="P28"><text:s text:c="6"/>God is in everything (pantheism) <text:s/></text:p>
            <text:p text:style-name="P28"><text:s text:c="6"/>All things are one (monism) </text:p>
            <text:p text:style-name="P28"><text:s text:c="6"/>Man is God </text:p>
            <text:p text:style-name="P28"><text:s text:c="6"/>Mind creates reality </text:p>
            <text:p text:style-name="P28"><text:s text:c="6"/>One’s own experience validates the truth</text:p>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7">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row>
          <table:table-cell table:style-name="Table6.A2" office:value-type="string">
            <text:p text:style-name="Table_20_Contents"/>
          </table:table-cell>
          <table:table-cell table:style-name="Table6.B2" office:value-type="string">
            <text:p text:style-name="P28">No sin, don't need a saviour</text:p>
          </table:table-cell>
        </table:table-row>
        <table:table-row>
          <table:table-cell table:style-name="Table6.A2" office:value-type="string">
            <text:p text:style-name="Table_20_Contents"/>
          </table:table-cell>
          <table:table-cell table:style-name="Table6.B2" office:value-type="string">
            <text:p text:style-name="P28">Christianity is wrong</text:p>
          </table:table-cell>
        </table:table-row>
        <table:table-row>
          <table:table-cell table:style-name="Table6.A2" office:value-type="string">
            <text:p text:style-name="Table_20_Contents"/>
          </table:table-cell>
          <table:table-cell table:style-name="Table6.B2" office:value-type="string">
            <text:p text:style-name="P28">Jesus's real message was to teach us that we can become “christs”</text:p>
          </table:table-cell>
        </table:table-row>
        <table:table-row>
          <table:table-cell table:style-name="Table6.A2" office:value-type="string">
            <text:p text:style-name="Table_20_Contents"/>
          </table:table-cell>
          <table:table-cell table:style-name="Table6.B2" office:value-type="string">
            <text:p text:style-name="P28">To contact aliens/teachers/heavenly beings</text:p>
            <text:p text:style-name="P28">-refrain from eating certain foods</text:p>
            <text:p text:style-name="P28">-practice meditation</text:p>
            <text:p text:style-name="P28">-channeling / mediums</text:p>
            <text:p text:style-name="P28">-altered state of consciousness</text:p>
          </table:table-cell>
        </table:table-row>
        <table:table-row>
          <table:table-cell table:style-name="Table6.A2" office:value-type="string">
            <text:p text:style-name="Table_20_Contents"/>
          </table:table-cell>
          <table:table-cell table:style-name="Table6.B2" office:value-type="string">
            <text:p text:style-name="P28">The devil is a good guy who has come to set us free (gen story) </text:p>
          </table:table-cell>
        </table:table-row>
        <table:table-row>
          <table:table-cell table:style-name="Table6.A2" office:value-type="string">
            <text:p text:style-name="P28">John Ankerberg - “In light of the messages given by the ufo entities, how credible is it to think that literally thousands of genuine extra-terrestrials would fly millions or billions of light years simply to teach new age philosophy, deny Christianity and support the occult? <text:s/>Why would they consistantly lie about things which we know are tru and why would they purposely deceive their contacts?”</text:p>
          </table:table-cell>
          <table:table-cell table:style-name="Table6.B2" office:value-type="string">
            <text:p text:style-name="P28">Claim to be Christians and deny the cardinal doctrine of Christianity.</text:p>
          </table:table-cell>
        </table:table-row>
        <table:table-row>
          <table:table-cell table:style-name="Table6.A2" office:value-type="string">
            <text:p text:style-name="P28">Aliens will not abduct true bible believing Christians. <text:s/>Not talking about people who say they are Christians, but true bible believing walk the walk Christians … why?</text:p>
          </table:table-cell>
          <table:table-cell table:style-name="Table6.B2" office:value-type="string">
            <text:p text:style-name="P28">“If anything is contrary to scriptures it is wrong. <text:s/>If anything is the same as scriptures, it is not needed. <text:s/>If anything goes beyond scriptures it has no authority.” - Dr. Curtis Creenshaw man as god; p. 222</text:p>
          </table:table-cell>
        </table:table-row>
        <text:soft-page-break/>
        <table:table-row>
          <table:table-cell table:style-name="Table6.A2" office:value-type="string">
            <text:p text:style-name="P28">If you only have the bible to read, you won't get teaching presented outside of scriptures. <text:s/>i.e. “</text:p>
            <text:p text:style-name="P28">“Book of Mormon” W.T.B.T.S. papers” so if on an island with the bible you would only come to trinity and other teachings.</text:p>
          </table:table-cell>
          <table:table-cell table:style-name="Table6.B2" office:value-type="string">
            <text:p text:style-name="P28"/>
          </table:table-cell>
        </table:table-row>
        <table:table-row>
          <table:table-cell table:style-name="Table6.A2" office:value-type="string">
            <text:p text:style-name="P28">- Works provided by man would all be tainted with sin and unacceptable</text:p>
            <text:p text:style-name="P28">- So you need to find a righteousness that is acceptable to god.</text:p>
            <text:p text:style-name="P28">- Look away from ourselves to the one that god has provided (Jesus)</text:p>
            <text:p text:style-name="P28">- Fulfillment of the righteous requirement of the law</text:p>
            <text:p text:style-name="P28">- the satisfaction of the penalty of the law (punishment)</text:p>
          </table:table-cell>
          <table:table-cell table:style-name="Table6.B2" office:value-type="string">
            <text:p text:style-name="P28"/>
          </table:table-cell>
        </table:table-row>
        <table:table-row>
          <table:table-cell table:style-name="Table6.A2" office:value-type="string">
            <text:p text:style-name="P28">- Rapture = 1 <text:span text:style-name="T18">Thessalonian's</text:span> 4:15-17</text:p>
          </table:table-cell>
          <table:table-cell table:style-name="Table6.B2" office:value-type="string">
            <text:p text:style-name="P28"/>
          </table:table-cell>
        </table:table-row>
        <table:table-row>
          <table:table-cell table:style-name="Table6.A2" office:value-type="string">
            <text:p text:style-name="P30">Cult Definition:</text:p>
            <text:p text:style-name="P30">1) + to the 66 books of the bible</text:p>
            <text:p text:style-name="P30">2) – from the tri-unity of god</text:p>
            <text:p text:style-name="P30">3) * works necessary for salvation</text:p>
            <text:p text:style-name="P30">4) / the loyalties of their followers from god and historical church, by focusing on salvation as the exclusive province of their group</text:p>
          </table:table-cell>
          <table:table-cell table:style-name="Table6.B2" office:value-type="string">
            <text:p text:style-name="P28"/>
          </table:table-cell>
        </table:table-row>
        <table:table-row>
          <table:table-cell table:style-name="Table6.A2" office:value-type="string">
            <text:p text:style-name="P29">- <text:span text:style-name="T18">Cult would have your loyalties lay more on the loyalty to the group or organization and not on god. [inversion]</text:span></text:p>
            <text:p text:style-name="P29">- <text:span text:style-name="T18">the church is what god saves, not what saves the people. (The church is just the people of Christ)</text:span></text:p>
            <text:p text:style-name="P29">- <text:span text:style-name="T18">Cults will become (put themselves in the place of) the savior.</text:span></text:p>
            <text:p text:style-name="P29">- <text:span text:style-name="T18">That churches failed till their church came along. “The gates of hell </text:span><text:span text:style-name="T5">DID</text:span><text:span text:style-name="T15"> </text:span><text:span text:style-name="T20">prevail against it” (Matthew 16:18 perversion)</text:span></text:p>
          </table:table-cell>
          <table:table-cell table:style-name="Table6.B2" office:value-type="string">
            <text:p text:style-name="P28"/>
          </table:table-cell>
        </table:table-row>
        <table:table-row>
          <table:table-cell table:style-name="Table6.A2" office:value-type="string">
            <text:p text:style-name="P31">YOU CANNOT BE A CHRISTION AND SOMETHING ELSE /<text:span text:style-name="T19"> any from the list at the top</text:span></text:p>
          </table:table-cell>
          <table:table-cell table:style-name="Table6.B2" office:value-type="string">
            <text:p text:style-name="P28"/>
          </table:table-cell>
        </table:table-row>
        <table:table-row>
          <table:table-cell table:style-name="Table6.A2" office:value-type="string">
            <text:p text:style-name="P31"/>
          </table:table-cell>
          <table:table-cell table:style-name="Table6.B2" office:value-type="string">
            <text:p text:style-name="P32">You don't need a gospel because you have any bad news, there is no judgement. <text:s/>No sin. <text:s/>Everything is going to turn into god its just a mater of time.</text:p>
          </table:table-cell>
        </table:table-row>
        <table:table-row>
          <table:table-cell table:style-name="Table6.A2" office:value-type="string">
            <text:p text:style-name="P33">– There is no evidence that any of these NEW AGE claims are true.</text:p>
            <text:p text:style-name="P33">– Societies that have believed these lies for centuries have always been impoverished</text:p>
            <text:p text:style-name="P33">– Massive Biblical illiteracy in America makes it possible for these people to sell millions of books <text:soft-page-break/>and deceive even people who go to churches</text:p>
            <text:p text:style-name="P33">– Evangelicals who have pushed <text:span text:style-name="T13">Bible</text:span> <text:span text:style-name="T13">teaching</text:span> out of their churches bear responsibility for this deception to be so widespread</text:p>
          </table:table-cell>
          <table:table-cell table:style-name="Table6.B2" office:value-type="string">
            <text:p text:style-name="P32"/>
          </table:table-cell>
        </table:table-row>
        <table:table-row>
          <table:table-cell table:style-name="Table6.A2" office:value-type="string">
            <text:p text:style-name="P34">Matthew 5:13 – You are the salt of the earth; but if the salt has become tasteless, how can it be made salty again? <text:s/>It is no longer good fro anything, except to be thrown out and trampled under foot by men.</text:p>
          </table:table-cell>
          <table:table-cell table:style-name="Table6.B2" office:value-type="string">
            <text:p text:style-name="P35">Contemplative Prayer</text:p>
            <text:p text:style-name="P35">Matra – names of hindu gods – Demons</text:p>
            <text:p text:style-name="P35">yoga – sex perverted</text:p>
            <text:p text:style-name="P35">loose serpent force – kunulini</text:p>
            <text:p text:style-name="P35">raki – occult laying on of hands</text:p>
            <text:p text:style-name="P35">transfer of spirits</text:p>
            <text:p text:style-name="P35">relaxation response – breath out say the word one. Concentrate on a word.</text:p>
          </table:table-cell>
        </table:table-row>
        <table:table-row>
          <table:table-cell table:style-name="Table6.A2" office:value-type="string">
            <text:p text:style-name="P34"/>
          </table:table-cell>
          <table:table-cell table:style-name="Table6.B2" office:value-type="string">
            <text:p text:style-name="P35"/>
          </table:table-cell>
        </table:table-row>
        <table:table-row>
          <table:table-cell table:style-name="Table6.A2" office:value-type="string">
            <text:p text:style-name="P38">Depart from THE FAITH, <text:s/><text:span text:style-name="T21">giving heed to seducing spirits. 1 Timothy 4:2</text:span></text:p>
          </table:table-cell>
          <table:table-cell table:style-name="Table6.B2" office:value-type="string">
            <text:p text:style-name="P39">Spirit guide</text:p>
          </table:table-cell>
        </table:table-row>
        <table:table-row>
          <table:table-cell table:style-name="Table6.A2" office:value-type="string">
            <text:p text:style-name="P38"/>
          </table:table-cell>
          <table:table-cell table:style-name="Table6.B2" office:value-type="string">
            <text:p text:style-name="P40">Spirits can masquerade as apostle of Christ.</text:p>
            <text:p text:style-name="P40">Angels of Light.</text:p>
          </table:table-cell>
        </table:table-row>
        <table:table-row>
          <table:table-cell table:style-name="Table6.A2" office:value-type="string">
            <text:p text:style-name="P38"/>
          </table:table-cell>
          <table:table-cell table:style-name="Table6.B2" office:value-type="string">
            <text:p text:style-name="P41">4 lies: (new age, cults, …): God Lies, people will not die, people will be like god, you can gain secret wisdom.</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9T02:04:02.926048124</dc:date>
    <dc:creator>GrrWooD </dc:creator>
    <meta:editing-duration>P1DT1H38M12S</meta:editing-duration>
    <meta:editing-cycles>17</meta:editing-cycles>
    <meta:generator>LibreOffice/4.2.4.2$Linux_X86_64 LibreOffice_project/420m0$Build-2</meta:generator>
    <meta:document-statistic meta:table-count="6" meta:image-count="0" meta:object-count="0" meta:page-count="7" meta:paragraph-count="137" meta:word-count="2165" meta:character-count="12528" meta:non-whitespace-character-count="10389"/>
  </office:meta>
</office:document-meta>
</file>